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FA000002F452F02EBB7A926BDB.png" manifest:media-type="image/png"/>
  <manifest:file-entry manifest:full-path="Pictures/10000001000005FA000002F483F5A5FCD75C552A.png" manifest:media-type="image/png"/>
  <manifest:file-entry manifest:full-path="Pictures/10000001000005FA000002F411DC42D47BB6E7EB.png" manifest:media-type="image/png"/>
  <manifest:file-entry manifest:full-path="Pictures/10000001000005FA000002F4E852F50D7802F2F0.png" manifest:media-type="image/png"/>
  <manifest:file-entry manifest:full-path="Pictures/10000001000005FA000002F47111C3EEDC05ED84.png" manifest:media-type="image/png"/>
  <manifest:file-entry manifest:full-path="Pictures/10000001000005FA000002F445F7778741172B7A.png" manifest:media-type="image/png"/>
  <manifest:file-entry manifest:full-path="Pictures/10000001000005FA000002F42F09CF91BBC2D013.png" manifest:media-type="image/png"/>
  <manifest:file-entry manifest:full-path="Pictures/10000001000005FA000002F46A357C4F67F04BA1.png" manifest:media-type="image/png"/>
  <manifest:file-entry manifest:full-path="Pictures/10000001000005FA000002F4C0B75A8C966047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04bf" officeooo:paragraph-rsid="001b04bf"/>
    </style:style>
    <style:style style:name="P2" style:family="paragraph" style:parent-style-name="Standard">
      <style:text-properties officeooo:paragraph-rsid="001b04bf"/>
    </style:style>
    <style:style style:name="T1" style:family="text">
      <style:text-properties officeooo:rsid="001b04bf"/>
    </style:style>
    <style:style style:name="T2" style:family="text">
      <style:text-properties fo:font-weight="bold" officeooo:rsid="001b04b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Outputs</text:span><text:span text:style-name="T1">:</text:span></text:p>
      <text:p text:style-name="P1"><draw:frame draw:style-name="fr1" draw:name="Image1" text:anchor-type="char" svg:x="-0.079cm" svg:y="0.134cm" svg:width="17cm" svg:height="8.4cm" draw:z-index="0"><draw:image xlink:href="Pictures/10000001000005FA000002F4C0B75A8C966047EE.png" xlink:type="simple" xlink:show="embed" xlink:actuate="onLoad" draw:mime-type="image/png"/></draw:frame><draw:frame draw:style-name="fr1" draw:name="Image2" text:anchor-type="char" svg:x="-0.079cm" svg:y="8.737cm" svg:width="17cm" svg:height="8.4cm" draw:z-index="1"><draw:image xlink:href="Pictures/10000001000005FA000002F46A357C4F67F04BA1.png" xlink:type="simple" xlink:show="embed" xlink:actuate="onLoad" draw:mime-type="image/png"/></draw:frame><draw:frame draw:style-name="fr1" draw:name="Image3" text:anchor-type="char" svg:x="-0.079cm" svg:y="17.134cm" svg:width="17cm" svg:height="8.4cm" draw:z-index="2"><draw:image xlink:href="Pictures/10000001000005FA000002F445F7778741172B7A.png" xlink:type="simple" xlink:show="embed" xlink:actuate="onLoad" draw:mime-type="image/png"/></draw:frame></text:p>
      <text:p text:style-name="P1"/>
      <text:p text:style-name="P1"><text:soft-page-break/></text:p>
      <text:p text:style-name="P1"><draw:frame draw:style-name="fr1" draw:name="Image4" text:anchor-type="char" svg:x="0.212cm" svg:y="0.226cm" svg:width="17cm" svg:height="8.4cm" draw:z-index="3"><draw:image xlink:href="Pictures/10000001000005FA000002F47111C3EEDC05ED84.png" xlink:type="simple" xlink:show="embed" xlink:actuate="onLoad" draw:mime-type="image/png"/></draw:frame><draw:frame draw:style-name="fr1" draw:name="Image5" text:anchor-type="char" svg:x="0.212cm" svg:y="8.768cm" svg:width="17cm" svg:height="8.4cm" draw:z-index="4"><draw:image xlink:href="Pictures/10000001000005FA000002F4E852F50D7802F2F0.png" xlink:type="simple" xlink:show="embed" xlink:actuate="onLoad" draw:mime-type="image/png"/></draw:frame><draw:frame draw:style-name="fr1" draw:name="Image6" text:anchor-type="char" svg:x="0.291cm" svg:y="17.464cm" svg:width="17cm" svg:height="8.4cm" draw:z-index="5"><draw:image xlink:href="Pictures/10000001000005FA000002F411DC42D47BB6E7EB.png" xlink:type="simple" xlink:show="embed" xlink:actuate="onLoad" draw:mime-type="image/png"/></draw:frame></text:p>
      <text:p text:style-name="P1"/>
      <text:p text:style-name="P1"><draw:frame draw:style-name="fr2" draw:name="Image7" text:anchor-type="char" svg:width="17cm" svg:height="8.4cm" draw:z-index="6"><draw:image xlink:href="Pictures/10000001000005FA000002F483F5A5FCD75C552A.png" xlink:type="simple" xlink:show="embed" xlink:actuate="onLoad" draw:mime-type="image/png"/></draw:frame><draw:frame draw:style-name="fr1" draw:name="Image9" text:anchor-type="char" svg:x="0.053cm" svg:y="8.543cm" svg:width="17cm" svg:height="8.4cm" draw:z-index="8"><draw:image xlink:href="Pictures/10000001000005FA000002F42F09CF91BBC2D013.png" xlink:type="simple" xlink:show="embed" xlink:actuate="onLoad" draw:mime-type="image/png"/></draw:frame><draw:frame draw:style-name="fr1" draw:name="Image8" text:anchor-type="char" svg:x="0cm" svg:y="17.097cm" svg:width="17cm" svg:height="8.4cm" draw:z-index="7"><draw:image xlink:href="Pictures/10000001000005FA000002F452F02EBB7A926BD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09:13:17.163738326</meta:creation-date>
    <dc:date>2026-01-24T09:22:12.643700163</dc:date>
    <meta:editing-duration>PT8M56S</meta:editing-duration>
    <meta:editing-cycles>1</meta:editing-cycles>
    <meta:document-statistic meta:table-count="0" meta:image-count="9" meta:object-count="0" meta:page-count="3" meta:paragraph-count="1" meta:word-count="1" meta:character-count="8" meta:non-whitespace-character-count="8"/>
    <meta:generator>LibreOffice/7.3.7.2$Linux_X86_64 LibreOffice_project/30$Build-2</meta:generator>
  </office:meta>
</office:document-meta>
</file>